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4699"/>
    </style:style>
    <style:style style:name="T1" style:family="text">
      <style:text-properties officeooo:rsid="000c4699"/>
    </style:style>
    <style:style style:name="T2" style:family="text">
      <style:text-properties fo:font-weight="bold" officeooo:rsid="000c4699"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Choicelist:</text:span></text:h>
      <text:p text:style-name="P1"><text:span text:style-name="T1">There's a boolean on choicelist configuration named includeEmpty. If this is set to true then the GUI automatically adds one empty option with default title to the choicelist letting the user clear the selection. If no default value has been set for the choicelist then the empty option is selected as default.</text:span></text:p>
      <text:p text:style-name="P1"><text:span text:style-name="T1"></text:span></text:p>
      <text:h text:style-name="Heading_20_1" text:outline-level="1"><text:span text:style-name="T1">-- 15.03.2014 additions --</text:span></text:h>
      <text:h text:style-name="Heading_20_2" text:outline-level="2"><text:span text:style-name="T1">Configuration:</text:span></text:h>
      <text:p text:style-name="P1"><text:span text:style-name="T2">displayId</text:span><text:span text:style-name="T1"> tells which field should be used when displaying object id to user. Can be the same than idField but not necessarily.</text:span></text:p>
      <text:p text:style-name="P1"><text:span text:style-name="T1"></text:span></text:p>
      <text:h text:style-name="Heading_20_1" text:outline-level="1"><text:span text:style-name="T1">-- 17.03.2014 additions --</text:span></text:h>
      <text:h text:style-name="Heading_20_2" text:outline-level="2"><text:span text:style-name="T1">Field:</text:span></text:h>
      <text:p text:style-name="P1"><text:span text:style-name="T2">added new type called REFERENCECONTAINER</text:span><text:span text:style-name="T1">. Meant to exclusively handle references to revisionable objects it should have a defined reference object telling what to reference and how. Reference field can still have subfields, but these are used to define information that is fetched from the referenced object for display to user. They will form the column information on a REFERENCECONTAINER table. These fields need to have unique id within their configuration and need to have referenceKey value set (this will telle the name of the field in referenced object value of which is to be fetched.</text:span></text:p>
      <text:p text:style-name="P1"><text:span text:style-name="T1"></text:span></text:p>
      <text:p text:style-name="P1"><text:span text:style-name="T2">referenceKey</text:span><text:span text:style-name="T1"> is used to tell what value to get from a referenced object while displaying this field in a table. For now these references should be contained to top level value fields (meaning no containers and no values from within containers) although this can be changed in the future quite easily. Non of fields using referenceKey should have summaryfield set to false (although it's not checked during display so it doesn't really matter). Since this is not real data related to currently displayed object there's no point in including fields that are not displayed to the user.</text:span></text:p>
      <text:p text:style-name="P1"><text:span text:style-name="T1"></text:span></text:p>
      <text:p text:style-name="P1"><text:span text:style-name="T2">showReferenceKey</text:span><text:span text:style-name="T1"> is an option on REFERENCECONTAINER. If this value is set to true then each row will display as its first column the reference id for that r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4-03-24T08:55:23</meta:creation-date>
    <dc:date>2014-03-24T08:59:03</dc:date>
    <dc:creator>Lasse Kulmala</dc:creator>
    <meta:editing-duration>P0D</meta:editing-duration>
    <meta:editing-cycles>1</meta:editing-cycles>
    <meta:document-statistic meta:table-count="0" meta:image-count="0" meta:object-count="0" meta:page-count="1" meta:paragraph-count="14" meta:word-count="305" meta:character-count="1867" meta:non-whitespace-character-count="1559"/>
    <meta:generator>LibreOffice/4.0.2.2$Linux_X86_64 LibreOffice_project/400m0$Build-2</meta:generator>
  </office:meta>
</office:document-meta>
</file>